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04f111" officeooo:paragraph-rsid="0004f111"/>
    </style:style>
    <style:style style:name="P2" style:family="paragraph" style:parent-style-name="Preformatted_20_Text">
      <style:text-properties fo:font-size="12pt" fo:font-weight="bold" officeooo:rsid="0004f111" officeooo:paragraph-rsid="0004f111" style:font-size-asian="12pt" style:font-weight-asian="bold" style:font-size-complex="12pt" style:font-weight-complex="bold"/>
    </style:style>
    <style:style style:name="P3" style:family="paragraph" style:parent-style-name="Preformatted_20_Text">
      <style:text-properties fo:font-size="12pt" officeooo:rsid="0004f111" officeooo:paragraph-rsid="0004f111" style:font-size-asian="12pt" style:font-size-complex="12pt"/>
    </style:style>
    <style:style style:name="P4" style:family="paragraph" style:parent-style-name="Preformatted_20_Text">
      <style:paragraph-properties fo:text-align="center" style:justify-single-word="false"/>
      <style:text-properties fo:font-size="18pt" fo:font-weight="bold" officeooo:rsid="00054ade" officeooo:paragraph-rsid="00054ade" style:font-size-asian="12pt" style:font-weight-asian="bold" style:font-size-complex="12pt" style:font-weight-complex="bold"/>
    </style:style>
    <style:style style:name="P5" style:family="paragraph" style:parent-style-name="Preformatted_20_Text">
      <style:text-properties fo:font-size="12pt" officeooo:rsid="0004f111" officeooo:paragraph-rsid="0004f111" style:font-size-asian="12pt" style:font-size-complex="12pt"/>
    </style:style>
    <style:style style:name="P6" style:family="paragraph" style:parent-style-name="Preformatted_20_Text">
      <style:text-properties fo:font-size="12pt" fo:font-weight="bold" officeooo:rsid="0004f111" officeooo:paragraph-rsid="0004f111" style:font-size-asian="12pt" style:font-weight-asian="bold" style:font-size-complex="12pt" style:font-weight-complex="bold"/>
    </style:style>
    <style:style style:name="P7" style:family="paragraph" style:parent-style-name="Preformatted_20_Text">
      <style:text-properties fo:font-size="12pt" style:text-underline-style="solid" style:text-underline-width="auto" style:text-underline-color="font-color" officeooo:rsid="0006b1a2" officeooo:paragraph-rsid="0006b1a2" style:font-size-asian="12pt" style:font-size-complex="12pt"/>
    </style:style>
    <style:style style:name="T1" style:family="text">
      <style:text-properties officeooo:rsid="00054ade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ath service</text:p>
      <text:p text:style-name="P3"/>
      <text:p text:style-name="P3"/>
      <text:p text:style-name="P2">Objective:</text:p>
      <text:p text:style-name="P3">To move the robot within the maze from the start point to the upper left corner <text:span text:style-name="T1">by specifying the poses in my_path_client, send it to my_path_service, and communicate with the stdr_simulator to perform the requested actions</text:span></text:p>
      <text:p text:style-name="P3"/>
      <text:p text:style-name="P3"><text:span text:style-name="T2">Process</text:span>:</text:p>
      <text:p text:style-name="P7">my_path_client:</text:p>
      <text:p text:style-name="P3">In order to achieve the objective, a series of linear movements and rotations where taken to avoid collision through the maze. The commands are ordered as follows:</text:p>
      <text:p text:style-name="P3"/>
      <text:p text:style-name="P3">1- Move 3 meters forward.</text:p>
      <text:p text:style-name="P3">2- Rotate 30 degrees counterclockwise.</text:p>
      <text:p text:style-name="P3">3- Move 5 meters forward. </text:p>
      <text:p text:style-name="P3">4- Rotate 67.5 degrees counterclockwise.</text:p>
      <text:p text:style-name="P3">5- Move 5 meters forward.</text:p>
      <text:p text:style-name="P3">6- Rotate 90 degrees counterclockwise.</text:p>
      <text:p text:style-name="P3">7- Move 9 meters forward.</text:p>
      <text:p text:style-name="P3">8- Rotate 60 degrees clockwise.</text:p>
      <text:p text:style-name="P3">9- Move 4.5 meters forward.</text:p>
      <text:p text:style-name="P3">10- Rotate 30 degrees clockwise.</text:p>
      <text:p text:style-name="P3">11- Move 6 meters forward.</text:p>
      <text:p text:style-name="P3"/>
      <text:p text:style-name="P3"><text:span text:style-name="T2">Result</text:span>: </text:p>
      <text:p text:style-name="P3">I ran this code around 10 times. While the robot collide two times, the rest of the times the robot succeed in reaching the end point without any collision.</text:p>
      <text:p text:style-name="P3"/>
      <text:p text:style-name="P2">Conclusion:</text:p>
      <text:p text:style-name="P3">In a nutshell, the success rate of the code I wrote, according to 10 readings, is 80%. I assume that the design of the STDR simulator is realistic such that it include some of the error factors that could take place in real life experien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4f111" officeooo:paragraph-rsid="0004f111"/>
    </style:style>
    <style:style style:name="MT1" style:family="text">
      <style:text-properties officeooo:rsid="00054ad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February <text:span text:style-name="MT1">13</text:span>, 2017</text:p>
        <text:p text:style-name="MP1">P<text:span text:style-name="MT1">3</text:span>_axn337</text:p>
        <text:p text:style-name="MP1">Ammar Nahari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3T12:44:09.820958599</dc:date>
    <meta:generator>LibreOffice/4.2.8.2$Linux_X86_64 LibreOffice_project/420m0$Build-2</meta:generator>
    <meta:editing-duration>P0D</meta:editing-duration>
    <meta:editing-cycles>1</meta:editing-cycles>
    <meta:document-statistic meta:table-count="0" meta:image-count="0" meta:object-count="0" meta:page-count="1" meta:paragraph-count="24" meta:word-count="205" meta:character-count="1217" meta:non-whitespace-character-count="1034"/>
  </office:meta>
</office:document-meta>
</file>